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.353cm" fo:line-height="100%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3" style:family="paragraph" style:parent-style-name="Standard" style:master-page-name="Standard">
      <style:paragraph-properties fo:margin-left="0cm" fo:margin-right="0cm" fo:margin-top="0cm" fo:margin-bottom="0.353cm" fo:line-height="0.487cm" fo:text-align="center" style:justify-single-word="false" fo:text-indent="0cm" style:auto-text-indent="false" style:page-number="auto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rwis broni palnej</text:p>
      <text:p text:style-name="P1"><text:span text:style-name="T1">Cel dokumentacji:</text:span><text:line-break/>Tworzymy dokumentację w celu zobrazowania i objaśnienia wszystkich funkcji systemu, oraz by przedstawić dlaczego jest on potrzeby dla naszych klientów.</text:p>
      <text:p text:style-name="P2"><text:span text:style-name="T1">Przeznaczenie dokumentacji</text:span><text:line-break/>Dokumentacja jest przeznaczona dla osób zajmujących się utworzeniem systemu, oraz dla klienta który zamówił oprogramowanie.</text:p>
      <text:p text:style-name="P2"><text:span text:style-name="T1">Opis organizacji</text:span><text:line-break/>Opis serwisu:<text:line-break/>Serwis składa się z dwóch głównych budynków, obydwa budynki mają dostęp do Internetu (wifi/LAN). Jednym z tych budynków jest Garaż/warsztat w nim pracownicy (serwisant, blacharz, lakiernik, technik, range safety officer ) naprawiają broń i dbają o odpowiednie i bezpieczne testowanie jej sprawności.<text:line-break/>Drugi budynek to magazyn w nim przechowywane są wszystkie części.<text:line-break/>Serwis jest otwarty 6 dni w tygodniu (poniedziałek-sobota) w godzinach <text:s/>10-18.<text:line-break/>Klienci którzy przychodzą do Serwisu zostają powitani przez oficera dyżurnego i zapoznani z ofertą i możliwościami Serwisu. </text:p>
      <text:p text:style-name="P2">Tutaj się coś doda</text:p>
      <text:p text:style-name="P1">Projekt będzie zawierał opis serwisu broni palnej pod nazwą <text:s/>FireArms współpracującej z <text:s/>producentem broni palnej H&amp;K( Heckler &amp; Koch). FireArms z siedzibą w polsce będzie miał spore możliwości rozwojowe dzięki współpracy z H&amp;K (Niemcy), które swoją renomą zapewni wielu klientów, od indywidualnych po firmy i koncerny strzeleckie (również Armie poszczególnych krajów Unii Europejskiej).</text:p>
      <text:p text:style-name="P1">W domu dopiszę reszte. Póki co to tylko pomysł serwisu, który można łatwo zmienic</text:p>
      <text:p text:style-name="P1"><text:s text:c="23"/></text:p>
      <text:p text:style-name="P1">masz zrobić wstępny opis swojego projektu</text:p>
      <text:p text:style-name="P2">napisać dla kogo będzie i jakie rozwiązania w nim zastosujes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3-06T01:07:19.34</dc:date>
    <meta:generator>OpenOffice/4.1.2$Win32 OpenOffice.org_project/412m3$Build-9782</meta:generator>
    <meta:document-statistic meta:table-count="0" meta:image-count="0" meta:object-count="0" meta:page-count="1" meta:paragraph-count="10" meta:word-count="213" meta:character-count="1549"/>
    <meta:editing-duration>PT19M</meta:editing-duration>
    <meta:editing-cycles>1</meta:editing-cycles>
  </office:meta>
</office:document-meta>
</file>